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orException.Validator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orException.ValidatorException( String message , Exception exce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